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color="#26a269" loext:opacity="100%" fo:font-weight="bold"/>
    </style:style>
    <style:style style:name="T2" style:family="text">
      <style:text-properties fo:color="#12488b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6CSEC2@debian</text:span>:<text:span text:style-name="T2">~/Documents/230905252/Lab2</text:span>$ cat files/input.c </text:p>
      <text:p text:style-name="Preformatted_20_Text">// This is a single line comment</text:p>
      <text:p text:style-name="Preformatted_20_Text"/>
      <text:p text:style-name="Preformatted_20_Text">/* ***** This is a</text:p>
      <text:p text:style-name="Preformatted_20_Text"><text:s text:c="3"/>***** Multiline Comment</text:p>
      <text:p text:style-name="Preformatted_20_Text"><text:s text:c="3"/>***** </text:p>
      <text:p text:style-name="Preformatted_20_Text">*/</text:p>
      <text:p text:style-name="Preformatted_20_Text"/>
      <text:p text:style-name="Preformatted_20_Text">#include&lt;stdio.h&gt;</text:p>
      <text:p text:style-name="Preformatted_20_Text">#iclnude"mpi.h"</text:p>
      <text:p text:style-name="Preformatted_20_Text">#define PI 3.141592f</text:p>
      <text:p text:style-name="Preformatted_20_Text"/>
      <text:p text:style-name="Preformatted_20_Text">void main() {</text:p>
      <text:p text:style-name="Preformatted_20_Text"><text:s text:c="8"/>FILE *fopen(), *fp;</text:p>
      <text:p text:style-name="Preformatted_20_Text"><text:s text:c="8"/>int c ;</text:p>
      <text:p text:style-name="Preformatted_20_Text"><text:s text:c="8"/>fp = fopen( <text:s text:c="13"/>“prog.c”, “r” ); //Comment</text:p>
      <text:p text:style-name="Preformatted_20_Text"><text:s text:c="8"/>c = getc( fp ) ;</text:p>
      <text:p text:style-name="Preformatted_20_Text"><text:s text:c="8"/>while ( c != EOF ) {</text:p>
      <text:p text:style-name="Preformatted_20_Text"><text:s text:c="16"/>putchar( c );</text:p>
      <text:p text:style-name="Preformatted_20_Text"><text:s text:c="16"/>c = getc ( fp );</text:p>
      <text:p text:style-name="Preformatted_20_Text"><text:s text:c="8"/>}</text:p>
      <text:p text:style-name="Preformatted_20_Text"><text:s text:c="8"/>/* multiline</text:p>
      <text:p text:style-name="Preformatted_20_Text"><text:s text:c="8"/>comment */</text:p>
      <text:p text:style-name="Preformatted_20_Text"><text:s text:c="8"/>fclose(fp <text:s text:c="22"/>);</text:p>
      <text:p text:style-name="Preformatted_20_Text"><text:s text:c="8"/>a/ " <text:s text:c="2"/>"</text:p>
      <text:p text:style-name="Preformatted_20_Text"><text:s text:c="8"/>printf("End of <text:s text:c="17"/>code\n");</text:p>
      <text:p text:style-name="Preformatted_20_Text"><text:s text:c="8"/>return 0;</text:p>
      <text:p text:style-name="Preformatted_20_Text">}</text:p>
      <text:p text:style-name="Preformatted_20_Text"><text:span text:style-name="T1">6CSEC2@debian</text:span>:<text:span text:style-name="T2">~/Documents/230905252/Lab2</text:span>$ ./exe/q0q1</text:p>
      <text:p text:style-name="Preformatted_20_Text"><text:span text:style-name="T1">6CSEC2@debian</text:span>:<text:span text:style-name="T2">~/Documents/230905252/Lab2</text:span>$ cat files/output_q0q1.c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#include&lt;stdio.h&gt;</text:p>
      <text:p text:style-name="Preformatted_20_Text">#iclnude"mpi.h"</text:p>
      <text:p text:style-name="Preformatted_20_Text">#define PI 3.141592f</text:p>
      <text:p text:style-name="Preformatted_20_Text"/>
      <text:p text:style-name="Preformatted_20_Text">void main() {</text:p>
      <text:p text:style-name="Preformatted_20_Text"><text:s/>FILE *fopen(), *fp;</text:p>
      <text:p text:style-name="Preformatted_20_Text"><text:s/>int c ;</text:p>
      <text:p text:style-name="Preformatted_20_Text"><text:s/>fp = fopen( “prog.c”, “r” ); </text:p>
      <text:p text:style-name="Preformatted_20_Text"><text:s/>c = getc( fp ) ;</text:p>
      <text:p text:style-name="Preformatted_20_Text"><text:s/>while ( c != EOF ) {</text:p>
      <text:p text:style-name="Preformatted_20_Text"><text:s/>putchar( c );</text:p>
      <text:p text:style-name="Preformatted_20_Text"><text:s/>c = getc ( fp );</text:p>
      <text:p text:style-name="Preformatted_20_Text"><text:s/>}</text:p>
      <text:p text:style-name="Preformatted_20_Text"><text:s/></text:p>
      <text:p text:style-name="Preformatted_20_Text"><text:s/>fclose(fp );</text:p>
      <text:p text:style-name="Preformatted_20_Text"><text:s/>a/ " <text:s text:c="2"/>"</text:p>
      <text:p text:style-name="Preformatted_20_Text"><text:s/>printf("End of <text:s text:c="16"/>code\n");</text:p>
      <text:p text:style-name="Preformatted_20_Text"><text:s/>return 0;</text:p>
      <text:p text:style-name="Preformatted_20_Text">}</text:p>
      <text:p text:style-name="Preformatted_20_Text"><text:span text:style-name="T1">6CSEC2@debian</text:span>:<text:span text:style-name="T2">~/Documents/230905252/Lab2</text:span>$ ./exe/q2</text:p>
      <text:p text:style-name="Preformatted_20_Text"><text:span text:style-name="T1">6CSEC2@debian</text:span>:<text:span text:style-name="T2">~/Documents/230905252/Lab2</text:span>$ cat files/output_q2.c </text:p>
      <text:p text:style-name="Preformatted_20_Text">// This is a single line comment</text:p>
      <text:p text:style-name="Preformatted_20_Text"/>
      <text:p text:style-name="Preformatted_20_Text">/* ***** This is a</text:p>
      <text:p text:style-name="Preformatted_20_Text"><text:s text:c="3"/>***** Multiline Comment</text:p>
      <text:p text:style-name="Preformatted_20_Text"><text:s text:c="3"/>***** </text:p>
      <text:p text:style-name="Preformatted_20_Text">*/</text:p>
      <text:p text:style-name="Preformatted_20_Text"/>
      <text:p text:style-name="Preformatted_20_Text"/>
      <text:p text:style-name="Preformatted_20_Text">#iclnude"mpi.h"</text:p>
      <text:p text:style-name="Preformatted_20_Text"><text:soft-page-break/></text:p>
      <text:p text:style-name="Preformatted_20_Text"/>
      <text:p text:style-name="Preformatted_20_Text">void main() {</text:p>
      <text:p text:style-name="Preformatted_20_Text"><text:s text:c="8"/>FILE *fopen(), *fp;</text:p>
      <text:p text:style-name="Preformatted_20_Text"><text:s text:c="8"/>int c ;</text:p>
      <text:p text:style-name="Preformatted_20_Text"><text:s text:c="8"/>fp = fopen( <text:s text:c="13"/>“prog.c”, “r” ); //Comment</text:p>
      <text:p text:style-name="Preformatted_20_Text"><text:s text:c="8"/>c = getc( fp ) ;</text:p>
      <text:p text:style-name="Preformatted_20_Text"><text:s text:c="8"/>while ( c != EOF ) {</text:p>
      <text:p text:style-name="Preformatted_20_Text"><text:s text:c="16"/>putchar( c );</text:p>
      <text:p text:style-name="Preformatted_20_Text"><text:s text:c="16"/>c = getc ( fp );</text:p>
      <text:p text:style-name="Preformatted_20_Text"><text:s text:c="8"/>}</text:p>
      <text:p text:style-name="Preformatted_20_Text"><text:s text:c="8"/>/* multiline</text:p>
      <text:p text:style-name="Preformatted_20_Text"><text:s text:c="8"/>comment */</text:p>
      <text:p text:style-name="Preformatted_20_Text"><text:s text:c="8"/>fclose(fp <text:s text:c="22"/>);</text:p>
      <text:p text:style-name="Preformatted_20_Text"><text:s text:c="8"/>a/ " <text:s text:c="2"/>"</text:p>
      <text:p text:style-name="Preformatted_20_Text"><text:s text:c="8"/>printf("End of <text:s text:c="17"/>code\n");</text:p>
      <text:p text:style-name="Preformatted_20_Text"><text:s text:c="8"/>return 0;</text:p>
      <text:p text:style-name="Preformatted_20_Text">}</text:p>
      <text:p text:style-name="Preformatted_20_Text"><text:span text:style-name="T1">6CSEC2@debian</text:span>:<text:span text:style-name="T2">~/Documents/230905252/Lab2</text:span>$ ./exe/q3</text:p>
      <text:p text:style-name="Preformatted_20_Text">VOID</text:p>
      <text:p text:style-name="Preformatted_20_Text">INT</text:p>
      <text:p text:style-name="Preformatted_20_Text">WHILE</text:p>
      <text:p text:style-name="P1">RETURN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16:35:04.358541307</meta:creation-date>
    <dc:date>2026-01-16T16:35:37.200236044</dc:date>
    <meta:editing-duration>PT33S</meta:editing-duration>
    <meta:editing-cycles>1</meta:editing-cycles>
    <meta:document-statistic meta:table-count="0" meta:image-count="0" meta:object-count="0" meta:page-count="2" meta:paragraph-count="74" meta:word-count="221" meta:character-count="1668" meta:non-whitespace-character-count="1107"/>
    <meta:generator>LibreOffice/25.2.3.2$Linux_X86_64 LibreOffice_project/520$Build-2</meta:generator>
  </office:meta>
</office:document-meta>
</file>